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29cm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Calibri" style:font-family-generic="swiss" fo:font-size="22pt" fo:language="ru" fo:country="RU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22pt" style:language-asian="en" style:country-asian="US" style:font-style-asian="normal" style:font-weight-asian="normal" style:font-family-complex="Arial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cm" svg:x="1.4cm" svg:y="0.8cm" presentation:class="title" presentation:user-transformed="true">
          <draw:text-box>
            <text:p>«MemNews»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Наш чат-сайт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- Это сайт, с мемами и возможностью переписок с другими пользователями.</text:p>
              </text:list-item>
              <text:list-item>
                <text:p>А так же просмотром новостной ленты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Функционал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 text:style-name="P1"><text:span text:style-name="T1">1) Общение с возможностью регистрации на сайте</text:span></text:p>
            <text:p text:style-name="P1"><text:span text:style-name="T1">2) Добавления и удаления друзей, новостей и своего профиля</text:span></text:p>
            <text:p text:style-name="P1"><text:span text:style-name="T1">3) Редактирование профиля</text:span></text:p>
            <text:p text:style-name="P1"><text:span text:style-name="T1">4) Личные сообщения</text:span></text:p>
            <text:p text:style-name="P1"><text:span text:style-name="T1">5) Просмотр и обсуждение новостей</text:span></text:p>
            <text:p text:style-name="P1"><text:span text:style-name="T1">6) Генератор мем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Реализация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Нейросеть</text:p>
              </text:list-item>
              <text:list-item>
                <text:p>Таблицы базы данных</text:p>
              </text:list-item>
              <text:list-item>
                <text:p>Flask</text:p>
              </text:list-item>
              <text:list-item>
                <text:p>Html</text:p>
              </text:list-item>
              <text:list-item>
                <text:p>Bootstr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Пока что как-то так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Но возможны дополнения</text:p>
                <text:p><text:span text:style-name="T2">СПАСИБО за внимание 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2:11:10.75</meta:creation-date>
    <dc:date>2020-04-18T13:35:48.49</dc:date>
    <meta:editing-duration>PT6M34S</meta:editing-duration>
    <meta:editing-cycles>1</meta:editing-cycles>
    <meta:document-statistic meta:object-count="41"/>
    <meta:generator>LibreOffice/4.0.5.2$Windows_x86 LibreOffice_project/5464147a081647a250913f19c0715bca595af2f</meta:generator>
  </office:meta>
</office:document-meta>
</file>